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text">
      <style:graphic-properties draw:auto-grow-width="true" fo:min-height="0.412cm" fo:min-width="10.166cm"/>
      <style:paragraph-properties style:writing-mode="lr-tb"/>
    </style:style>
    <style:style style:name="gr7" style:family="graphic" style:parent-style-name="text">
      <style:graphic-properties draw:auto-grow-width="true" fo:min-height="0.479cm" fo:min-width="10.301cm"/>
      <style:paragraph-properties style:writing-mode="lr-tb"/>
    </style:style>
    <style:style style:name="gr8" style:family="graphic" style:parent-style-name="text">
      <style:graphic-properties draw:auto-grow-width="true" fo:min-height="0.412cm" fo:min-width="10.184cm"/>
      <style:paragraph-properties style:writing-mode="lr-tb"/>
    </style:style>
    <style:style style:name="gr9" style:family="graphic" style:parent-style-name="text">
      <style:graphic-properties draw:auto-grow-height="true" draw:auto-grow-width="false" fo:min-height="0.479cm" fo:min-width="2.502cm"/>
      <style:paragraph-properties style:writing-mode="lr-tb"/>
    </style:style>
    <style:style style:name="gr10" style:family="graphic" style:parent-style-name="text">
      <style:graphic-properties fo:min-height="0.2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2.7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9.55cm" fo:min-width="17cm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text">
      <style:graphic-properties draw:auto-grow-width="true" fo:min-height="0.412cm" fo:min-width="8.045cm"/>
      <style:paragraph-properties style:writing-mode="lr-tb"/>
    </style:style>
    <style:style style:name="gr18" style:family="graphic" style:parent-style-name="text">
      <style:graphic-properties draw:auto-grow-width="true" fo:min-height="0.412cm" fo:min-width="8.035cm"/>
      <style:paragraph-properties style:writing-mode="lr-tb"/>
    </style:style>
    <style:style style:name="gr19" style:family="graphic" style:parent-style-name="text">
      <style:graphic-properties draw:auto-grow-width="true" fo:min-height="0.412cm" fo:min-width="8.784cm"/>
      <style:paragraph-properties style:writing-mode="lr-tb"/>
    </style:style>
    <style:style style:name="gr20" style:family="graphic" style:parent-style-name="text">
      <style:graphic-properties draw:auto-grow-width="true" fo:min-height="0.412cm" fo:min-width="7.948cm"/>
      <style:paragraph-properties style:writing-mode="lr-tb"/>
    </style:style>
    <style:style style:name="gr21" style:family="graphic" style:parent-style-name="text">
      <style:graphic-properties draw:auto-grow-width="true" fo:min-height="0.412cm" fo:min-width="1.166cm"/>
      <style:paragraph-properties style:writing-mode="lr-tb"/>
    </style:style>
    <style:style style:name="gr22" style:family="graphic" style:parent-style-name="text">
      <style:graphic-properties draw:auto-grow-width="true" fo:min-height="0.412cm" fo:min-width="1.391cm"/>
      <style:paragraph-properties style:writing-mode="lr-tb"/>
    </style:style>
    <style:style style:name="gr23" style:family="graphic" style:parent-style-name="text">
      <style:graphic-properties draw:auto-grow-width="true" fo:min-height="0.28cm" fo:min-width="0.586cm"/>
      <style:paragraph-properties style:writing-mode="lr-tb"/>
    </style:style>
    <style:style style:name="gr24" style:family="graphic" style:parent-style-name="text">
      <style:graphic-properties draw:auto-grow-width="true" fo:min-height="0.28cm" fo:min-width="0.684cm"/>
      <style:paragraph-properties style:writing-mode="lr-tb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496cm" svg:height="2.9cm" svg:x="2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2cm" svg:y="28cm">
          <text:p/>
        </draw:rect>
        <draw:line draw:style-name="gr3" draw:text-style-name="P3" draw:layer="layout" svg:x1="17.606cm" svg:y1="26.3cm" svg:x2="17.596cm" svg:y2="27.3cm">
          <text:p/>
        </draw:line>
        <draw:custom-shape draw:name="northarrow" draw:style-name="gr5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6" draw:text-style-name="P5" draw:layer="printed_elements" svg:width="10.166cm" svg:height="0.412cm" svg:x="3.9cm" svg:y="27.011cm">
          <draw:text-box>
            <text:p><text:span text:style-name="T1">com</text:span><text:span text:style-name="T1">ment</text:span><text:span text:style-name="T1">1</text:span></text:p>
          </draw:text-box>
        </draw:frame>
        <draw:frame draw:name="title" draw:style-name="gr7" draw:text-style-name="P5" draw:layer="printed_elements" svg:width="10.301cm" svg:height="0.479cm" svg:x="3.9cm" svg:y="26.4cm">
          <draw:text-box>
            <text:p><text:span text:style-name="T2">t</text:span><text:span text:style-name="T2">i</text:span><text:span text:style-name="T2">t</text:span><text:span text:style-name="T2">l</text:span><text:span text:style-name="T2">e</text:span></text:p>
          </draw:text-box>
        </draw:frame>
        <draw:frame draw:name="comment2" draw:style-name="gr8" draw:text-style-name="P5" draw:layer="printed_elements" svg:width="10.184cm" svg:height="0.412cm" svg:x="3.9cm" svg:y="27.555cm">
          <draw:text-box>
            <text:p><text:span text:style-name="T1">comment2</text:span></text:p>
          </draw:text-box>
        </draw:frame>
        <draw:frame draw:name="scale" draw:style-name="gr9" draw:text-style-name="P5" draw:layer="printed_elements" svg:width="3.002cm" svg:height="0.479cm" svg:x="14.7cm" svg:y="26.7cm">
          <draw:text-box>
            <text:p><text:span text:style-name="T3">scale</text:span></text:p>
          </draw:text-box>
        </draw:frame>
        <draw:frame draw:name="extent_ll_y" draw:style-name="gr10" draw:text-style-name="P5" draw:layer="printed_elements" svg:width="1.554cm" svg:height="0.254cm" svg:x="2.49cm" svg:y="25.8cm">
          <draw:text-box>
            <text:p><text:span text:style-name="T4">extent_ll_y</text:span></text:p>
          </draw:text-box>
        </draw:frame>
        <draw:frame draw:name="extent_ll_x" draw:style-name="gr11" draw:text-style-name="P6" draw:layer="printed_elements" svg:width="0.445cm" svg:height="2.743cm" svg:x="2.05cm" svg:y="22.8cm">
          <draw:text-box>
            <text:p><text:span text:style-name="T4">extent_ll_</text:span><text:span text:style-name="T5">x</text:span></text:p>
          </draw:text-box>
        </draw:frame>
        <draw:frame draw:name="extent_ur_y" draw:style-name="gr12" draw:text-style-name="P7" draw:layer="printed_elements" svg:width="1.67cm" svg:height="0.243cm" svg:x="18.755cm" svg:y="5.612cm">
          <draw:text-box>
            <text:p><text:span text:style-name="T4">extent_ur_y</text:span></text:p>
          </draw:text-box>
        </draw:frame>
        <draw:frame draw:name="extent_ur_x" draw:style-name="gr13" draw:text-style-name="P6" draw:layer="printed_elements" svg:width="0.361cm" svg:height="2.743cm" svg:x="20cm" svg:y="6cm">
          <draw:text-box>
            <text:p><text:span text:style-name="T4">extent_ur_</text:span><text:span text:style-name="T5">x</text:span></text:p>
          </draw:text-box>
        </draw:frame>
        <draw:frame draw:name="date" draw:style-name="gr9" draw:text-style-name="P5" draw:layer="printed_elements" svg:width="2.694cm" svg:height="0.479cm" svg:x="17.7cm" svg:y="26.7cm">
          <draw:text-box>
            <text:p><text:span text:style-name="T3">date</text:span></text:p>
          </draw:text-box>
        </draw:frame>
        <draw:custom-shape draw:name="map" draw:style-name="gr14" draw:text-style-name="P3" draw:layer="printed_elements" svg:width="17.5cm" svg:height="19.8cm" svg:x="2.497cm" svg:y="5.928cm">
          <text:p/>
          <draw:enhanced-geometry svg:viewBox="0 0 21600 21600" draw:type="rectangle" draw:enhanced-path="M 0 0 L 21600 0 21600 21600 0 21600 0 0 Z N"/>
        </draw:custom-shape>
        <draw:custom-shape draw:name="scalebar" draw:style-name="gr15" draw:text-style-name="P3" draw:layer="printed_elements" svg:width="5cm" svg:height="0.5cm" svg:x="14.076cm" svg:y="25.11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4.6cm" svg:y1="29.201cm" svg:x2="14.597cm" svg:y2="26.3cm">
          <text:p/>
        </draw:line>
        <draw:frame draw:name="feature.gid" draw:style-name="gr17" draw:text-style-name="P5" draw:layer="printed_elements" svg:width="8.045cm" svg:height="0.412cm" svg:x="3.994cm" svg:y="0.9cm">
          <draw:text-box>
            <text:p><text:span text:style-name="T1">feature.gid</text:span></text:p>
          </draw:text-box>
        </draw:frame>
        <draw:frame draw:name="feature.name" draw:style-name="gr18" draw:text-style-name="P5" draw:layer="printed_elements" svg:width="8.035cm" svg:height="0.412cm" svg:x="3.99cm" svg:y="1.6cm">
          <draw:text-box>
            <text:p><text:span text:style-name="T1">feature.name</text:span></text:p>
          </draw:text-box>
        </draw:frame>
        <draw:frame draw:name="feature.type" draw:style-name="gr19" draw:text-style-name="P5" draw:layer="printed_elements" svg:width="8.784cm" svg:height="0.412cm" svg:x="3.994cm" svg:y="2.3cm">
          <draw:text-box>
            <text:p><text:span text:style-name="T1">feature.type</text:span></text:p>
          </draw:text-box>
        </draw:frame>
        <draw:frame draw:name="feature.abstract" draw:style-name="gr20" draw:text-style-name="P5" draw:layer="printed_elements" svg:width="7.948cm" svg:height="0.412cm" svg:x="3.994cm" svg:y="2.98cm">
          <draw:text-box>
            <text:p><text:span text:style-name="T1">feature.abstract</text:span></text:p>
          </draw:text-box>
        </draw:frame>
        <draw:frame draw:name="fixedtext1" draw:style-name="gr21" draw:text-style-name="P5" draw:layer="controls" svg:width="1.166cm" svg:height="0.412cm" svg:x="2.466cm" svg:y="0.9cm">
          <draw:text-box>
            <text:p><text:span text:style-name="T1">gid:</text:span></text:p>
          </draw:text-box>
        </draw:frame>
        <draw:frame draw:name="fixedtext2" draw:style-name="gr21" draw:text-style-name="P5" draw:layer="controls" svg:width="1.166cm" svg:height="0.412cm" svg:x="2.46cm" svg:y="1.6cm">
          <draw:text-box>
            <text:p><text:span text:style-name="T1">Name:</text:span></text:p>
          </draw:text-box>
        </draw:frame>
        <draw:frame draw:name="fixedtext3" draw:style-name="gr21" draw:text-style-name="P5" draw:layer="controls" svg:width="1.166cm" svg:height="0.412cm" svg:x="2.46cm" svg:y="2.3cm">
          <draw:text-box>
            <text:p><text:span text:style-name="T1">Type:</text:span></text:p>
          </draw:text-box>
        </draw:frame>
        <draw:frame draw:name="fixedtext4" draw:style-name="gr22" draw:text-style-name="P5" draw:layer="controls" svg:width="1.391cm" svg:height="0.412cm" svg:x="2.456cm" svg:y="3cm">
          <draw:text-box>
            <text:p><text:span text:style-name="T1">Abstract:</text:span></text:p>
          </draw:text-box>
        </draw:frame>
        <draw:frame draw:style-name="gr23" draw:text-style-name="P5" draw:layer="controls" svg:width="0.586cm" svg:height="0.28cm" svg:x="17.7cm" svg:y="26.4cm">
          <draw:text-box>
            <text:p><text:span text:style-name="T6">Date:</text:span></text:p>
          </draw:text-box>
        </draw:frame>
        <draw:frame draw:style-name="gr24" draw:text-style-name="P5" draw:layer="controls" svg:width="0.684cm" svg:height="0.28cm" svg:x="14.7cm" svg:y="26.4cm">
          <draw:text-box>
            <text:p><text:span text:style-name="T6">Scale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fill-image-width="0cm" draw:fill-image-height="0cm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 draw:display="screen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örg Thomsen</meta:initial-creator>
    <meta:creation-date>2010-01-21T13:44:00.25</meta:creation-date>
    <dc:date>2021-11-10T14:10:03.453555473</dc:date>
    <meta:editing-duration>PT20H42M30S</meta:editing-duration>
    <meta:editing-cycles>139</meta:editing-cycles>
    <meta:generator>LibreOffice/6.4.7.2$Linux_X86_64 LibreOffice_project/40$Build-2</meta:generator>
    <meta:print-date>2011-02-11T16:52:01.29</meta:print-date>
    <meta:printed-by>Gregor Bergrath</meta:printed-by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